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a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Georgia" style:text-underline-style="solid" style:text-underline-width="auto" style:text-underline-color="font-color" fo:font-weight="bold" style:font-name-asian="Georgia1" style:font-weight-asian="bold" style:font-name-complex="Georgia1"/>
    </style:style>
    <style:style style:name="P5" style:family="paragraph" style:parent-style-name="Standard">
      <style:paragraph-properties fo:text-align="center" style:justify-single-word="false"/>
      <style:text-properties style:font-name="Georgia" style:text-underline-style="solid" style:text-underline-width="auto" style:text-underline-color="font-color" fo:font-weight="bold" style:font-name-asian="Georgia1" style:font-weight-asian="bold" style:font-name-complex="Georgia1"/>
    </style:style>
    <style:style style:name="P6" style:family="paragraph" style:parent-style-name="Standard">
      <style:text-properties fo:color="#00000a"/>
    </style:style>
    <style:style style:name="P7" style:family="paragraph" style:parent-style-name="Standard" style:list-style-name="WWNum2">
      <style:paragraph-properties fo:margin-left="0in" fo:margin-right="0in" fo:text-indent="-0.25in" style:auto-text-indent="false"/>
      <style:text-properties fo:color="#00000a" fo:font-weight="bold" style:font-weight-asian="bold"/>
    </style:style>
    <style:style style:name="P8" style:family="paragraph" style:parent-style-name="Standard" style:list-style-name="WWNum3">
      <style:paragraph-properties fo:margin-left="0in" fo:margin-right="0in" fo:text-indent="-0.25in" style:auto-text-indent="false"/>
      <style:text-properties fo:color="#00000a"/>
    </style:style>
    <style:style style:name="P9" style:family="paragraph" style:parent-style-name="Standard" style:list-style-name="WWNum4">
      <style:paragraph-properties fo:margin-left="0in" fo:margin-right="0in" fo:text-indent="-0.25in" style:auto-text-indent="false"/>
      <style:text-properties fo:color="#00000a"/>
    </style:style>
    <style:style style:name="P10" style:family="paragraph" style:parent-style-name="Standard" style:list-style-name="WWNum3">
      <style:paragraph-properties fo:margin-left="0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9374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9374in" fo:margin-right="0in" fo:text-indent="-0.25in" style:auto-text-indent="false"/>
      <style:text-properties fo:color="#00000a"/>
    </style:style>
    <style:style style:name="P13" style:family="paragraph" style:parent-style-name="Standard">
      <style:paragraph-properties fo:margin-left="0in" fo:margin-right="0in" fo:text-indent="0.5in" style:auto-text-indent="false"/>
      <style:text-properties fo:color="#00000a"/>
    </style:style>
    <style:style style:name="T1" style:family="text">
      <style:text-properties fo:color="#00000a"/>
    </style:style>
    <style:style style:name="T2" style:family="text">
      <style:text-properties fo:color="#00000a" style:text-underline-style="solid" style:text-underline-width="auto" style:text-underline-color="font-color"/>
    </style:style>
    <style:style style:name="T3" style:family="text">
      <style:text-properties fo:color="#00000a" style:text-underline-style="solid" style:text-underline-width="auto" style:text-underline-color="font-color" fo:font-weight="bold" style:font-weight-asian="bold"/>
    </style:style>
    <style:style style:name="T4" style:family="text">
      <style:text-properties fo:color="#00000a" fo:font-weight="bold" style:font-weight-asian="bold"/>
    </style:style>
    <style:style style:name="T5" style:family="text">
      <style:text-properties fo:color="#00000a" fo:font-size="10pt" style:font-size-asian="10pt" style:font-size-complex="10pt"/>
    </style:style>
    <style:style style:name="T6" style:family="text">
      <style:text-properties fo:color="#00000a"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-Hali Secondary School</text:p>
      <text:p text:style-name="P5">Professional Development Policy</text:p>
      <text:p text:style-name="P1"/>
      <text:p text:style-name="Standard"><text:span text:style-name="T3">Ratified on</text:span><text:span text:style-name="T1">: </text:span></text:p>
      <text:p text:style-name="P2"/>
      <text:p text:style-name="P2">Signing Officer(s): Susanne Blohm, Ishar Litt</text:p>
      <text:p text:style-name="P2"/>
      <text:list xml:id="list1273643565462199444" text:style-name="WWNum2">
        <text:list-item>
          <text:p text:style-name="P7">Application of Funds</text:p>
        </text:list-item>
      </text:list>
      <text:p text:style-name="P2"><text:tab/>Funds will be used to reimburse KTTA members for the following:</text:p>
      <text:list xml:id="list5314461912810272757" text:style-name="WWNum3">
        <text:list-item>
          <text:p text:style-name="P10"><text:span text:style-name="T1">Expenses incurred at educational conferences and workshops following the guidelines under Part B: Dispersal of Funds </text:span><text:span text:style-name="T4">(itemized receipts required)</text:span><text:span text:style-name="T1">.</text:span></text:p>
        </text:list-item>
        <text:list-item>
          <text:p text:style-name="P10"><text:span text:style-name="T1">Professional membership fees and professional magazine subscriptions </text:span><text:span text:style-name="T4">(receipts required)</text:span><text:span text:style-name="T1">.</text:span></text:p>
        </text:list-item>
        <text:list-item>
          <text:p text:style-name="P8">Expenses of a workshop or a speaker making a presentation to the staff, if endorsed by a 2/3rds majority of KTTA staff members.</text:p>
        </text:list-item>
      </text:list>
      <text:p text:style-name="P2"><text:bookmark text:name="_GoBack"/></text:p>
      <text:p text:style-name="P2"/>
      <text:list xml:id="list31706660" text:continue-list="list1273643565462199444" text:style-name="WWNum2">
        <text:list-item>
          <text:p text:style-name="P7">Dispersal of Funds</text:p>
        </text:list-item>
      </text:list>
      <text:p text:style-name="P3"><text:span text:style-name="T1">Claimants will submit their claim sheet </text:span><text:span text:style-name="T4">(with all itemized receipts)</text:span><text:span text:style-name="T1"> to the Pro-D Chair. <text:s/>Funds will be distributed twice a year to accommodate those teachers who attend conferences late in the year. <text:s/>These distribution dates will be January and June.</text:span></text:p>
      <text:list xml:id="list8989902831680600437" text:style-name="WWNum1">
        <text:list-item>
          <text:p text:style-name="P11"><text:span text:style-name="T1">In order to ensure your eligibility for reimbursement, </text:span><text:span text:style-name="T2">you must apply to the committee in writing prior to your expense</text:span><text:span text:style-name="T1">. <text:s/>In writing, please submit a rationale for the pro-d along with a rough estimate of your costs, to the pro-d chair.</text:span></text:p>
        </text:list-item>
        <text:list-item>
          <text:p text:style-name="P12">The January disbursement will be limited to a maximum $200 per member (not per claim), and to a group maximum of one half of the yearly allotment received from the KTTA. <text:s/>The deadline to apply for the first disbursement of funds is before Christmas break.</text:p>
        </text:list-item>
        <text:list-item>
          <text:p text:style-name="P12">The June disbursement will be limited to a maximum of $200 per member (not per claim), and to a group maximum of one half of the yearly allotment received from the KTTA. <text:s/>The deadline for the second disbursement of funds is June 15 of that school year.</text:p>
        </text:list-item>
        <text:list-item>
          <text:p text:style-name="P12">Any remaining funds will be distributed on a pro-rated basis to all KTTA member claims from the entire year, but not to exceed the maximums found on the claim sheet.</text:p>
        </text:list-item>
      </text:list>
      <text:p text:style-name="P2"/>
      <text:p text:style-name="P2">Funds will be distributed with the following priorities:</text:p>
      <text:list xml:id="list8077703555016416625" text:style-name="WWNum4">
        <text:list-item>
          <text:p text:style-name="P9">Registration fees</text:p>
        </text:list-item>
        <text:list-item>
          <text:p text:style-name="P9">Professional fees and subscriptions</text:p>
        </text:list-item>
        <text:list-item>
          <text:p text:style-name="P9">Travel, meals and accommodation</text:p>
        </text:list-item>
      </text:list>
      <text:p text:style-name="P2"/>
      <text:p text:style-name="Standard"><text:span text:style-name="T6">We are asked to be reasonable</text:span><text:span text:style-name="T5">, share expenses when possible, and use only up to the current BCTF per diems for vehicle allowance (mileage), meals, and accommodation. <text:s/>Local transportation is excluded. <text:s/>Ferry costs are allowable if required. <text:s/>Members travelling to the same destination are expected to carpool, where the driver will receive the reimbursement on behalf of the passengers. <text:s/>Travelling separately will have a reduced travel claim.</text:span></text:p>
      <text:p text:style-name="P2"/>
      <text:list xml:id="list31708281" text:continue-list="list31706660" text:style-name="WWNum2">
        <text:list-item>
          <text:p text:style-name="P7">Professional Development Philosophy</text:p>
        </text:list-item>
      </text:list>
      <text:p text:style-name="P13">To promote individual professional development which fosters growth in teaching.</text:p>
      <text:p text:style-name="P13">To promote staff group development in areas adopted by the staff majo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CA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CA" style:font-name-asian="Arial2" style:font-size-asian="11pt" style:language-asian="en" style:country-asian="CA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39in" fo:margin-bottom="0in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in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11in" fo:margin-bottom="0in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11in" fo:margin-bottom="0in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11in" fo:margin-bottom="0in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39in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)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)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)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" style:num-suffix=".)" style:num-format="a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" style:num-suffix=".)" style:num-format="i" text:display-levels="2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75in" fo:margin-right="0.75in" style:writing-mode="lr-tb" style:layout-grid-color="#c0c0c0" style:layout-grid-lines="259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Koppes</meta:initial-creator>
    <dc:creator>digipen sahali</dc:creator>
    <meta:editing-cycles>4</meta:editing-cycles>
    <meta:print-date>2016-12-02T16:12:00</meta:print-date>
    <meta:creation-date>2016-06-28T19:45:00</meta:creation-date>
    <dc:date>2018-01-09T11:52:35.13</dc:date>
    <meta:editing-duration>PT3S</meta:editing-duration>
    <meta:generator>OpenOffice/4.1.2$Win32 OpenOffice.org_project/412m3$Build-9782</meta:generator>
    <meta:document-statistic meta:table-count="0" meta:image-count="0" meta:object-count="0" meta:page-count="1" meta:paragraph-count="23" meta:word-count="408" meta:character-count="25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